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9938in" table:align="left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0.7958in"/>
    </style:style>
    <style:style style:name="Table1.C" style:family="table-column">
      <style:table-column-properties style:column-width="0.95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T1" style:family="text">
      <style:text-properties officeooo:rsid="000171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M Integration with Sales Module (Detailed Functional Flow)</text:h>
      <text:h text:style-name="Heading_20_2" text:outline-level="2">Business Purpose</text:h>
      <text:p text:style-name="Text_20_body">CRM is used to manage:</text:p>
      <text:list text:style-name="L1">
        <text:list-item>
          <text:p text:style-name="P1">Leads (initial inquiries)</text:p>
        </text:list-item>
        <text:list-item>
          <text:p text:style-name="P1">Opportunities (qualified leads)</text:p>
        </text:list-item>
        <text:list-item>
          <text:p text:style-name="P1">Sales Pipeline tracking</text:p>
        </text:list-item>
      </text:list>
      <text:p text:style-name="Text_20_body">Sales module is used to:</text:p>
      <text:list text:style-name="L2">
        <text:list-item>
          <text:p text:style-name="P2">Create quotations</text:p>
        </text:list-item>
        <text:list-item>
          <text:p text:style-name="P2">Confirm orders</text:p>
        </text:list-item>
        <text:list-item>
          <text:p text:style-name="P2">Manage revenue</text:p>
        </text:list-item>
      </text:list>
      <text:p text:style-name="Horizontal_20_Line"/>
      <text:h text:style-name="Heading_20_2" text:outline-level="2"><text:s/>End-to-End Flow</text:h>
      <text:p text:style-name="Text_20_body">Lead → Opportunity → Quotation → Sales Order → Delivery → Invoice</text:p>
      <text:p text:style-name="Horizontal_20_Line"/>
      <text:h text:style-name="Heading_20_2" text:outline-level="2"><text:s/>Step-by-Step Functional Process</text:h>
      <text:h text:style-name="Heading_20_3" text:outline-level="3">Step 1: Create Lead</text:h>
      <text:p text:style-name="Text_20_body">CRM → Create<text:line-break/>Fill:</text:p>
      <text:list text:style-name="L3">
        <text:list-item>
          <text:p text:style-name="P3">Customer Name</text:p>
        </text:list-item>
        <text:list-item>
          <text:p text:style-name="P3">Email</text:p>
        </text:list-item>
        <text:list-item>
          <text:p text:style-name="P3">Phone</text:p>
        </text:list-item>
        <text:list-item>
          <text:p text:style-name="P3">Expected Revenue</text:p>
        </text:list-item>
        <text:list-item>
          <text:p text:style-name="P3">Salesperson</text:p>
        </text:list-item>
      </text:list>
      <text:p text:style-name="Text_20_body">If customer does not exist:</text:p>
      <text:list text:style-name="L4">
        <text:list-item>
          <text:p text:style-name="P4">Odoo creates contact in <text:span text:style-name="Source_20_Text">res.partner</text:span>.</text:p>
        </text:list-item>
      </text:list>
      <text:p text:style-name="Horizontal_20_Line"/>
      <text:h text:style-name="Heading_20_3" text:outline-level="3"><text:soft-page-break/>Step 2: Convert to Opportunity</text:h>
      <text:p text:style-name="Text_20_body">Click → Convert to Opportunity<text:line-break/>Assign:</text:p>
      <text:list text:style-name="L5">
        <text:list-item>
          <text:p text:style-name="P5">Salesperson</text:p>
        </text:list-item>
        <text:list-item>
          <text:p text:style-name="P5">Sales Team</text:p>
        </text:list-item>
      </text:list>
      <text:p text:style-name="Horizontal_20_Line"/>
      <text:h text:style-name="Heading_20_3" text:outline-level="3">Step 3: Create Quotation</text:h>
      <text:p text:style-name="Text_20_body">Click → New Quotation<text:line-break/>System:</text:p>
      <text:list text:style-name="L6">
        <text:list-item>
          <text:p text:style-name="P6">Auto-links opportunity</text:p>
        </text:list-item>
        <text:list-item>
          <text:p text:style-name="P6">Auto-fills customer</text:p>
        </text:list-item>
      </text:list>
      <text:p text:style-name="Text_20_body">This creates document in Sales module.</text:p>
      <text:p text:style-name="Horizontal_20_Line"/>
      <text:h text:style-name="Heading_20_3" text:outline-level="3">Functional Consultant Role</text:h>
      <text:p text:style-name="Text_20_body">→ Define pipeline stages<text:line-break/>→ <text:s/>Configure sales teams<text:line-break/>→ <text:s/>Train users on conversion process<text:line-break/>→ <text:s/>Ensure proper contact creation</text:p>
      <text:p text:style-name="Horizontal_20_Line"/>
      <text:h text:style-name="Heading_20_1" text:outline-level="1"><text:s/>Sales Integration with Inventory &amp; Accounting</text:h>
      <text:h text:style-name="Heading_20_2" text:outline-level="2">What Happens When You Confirm Sales Order?</text:h>
      <text:p text:style-name="Text_20_body">When clicking <text:span text:style-name="Strong_20_Emphasis">Confirm</text:span>:</text:p>
      <text:h text:style-name="Heading_20_3" text:outline-level="3">Inventory:</text:h>
      <text:list text:style-name="L7">
        <text:list-item>
          <text:p text:style-name="P7">Delivery Order created</text:p>
        </text:list-item>
        <text:list-item>
          <text:p text:style-name="P7">Stock reserved</text:p>
        </text:list-item>
      </text:list>
      <text:h text:style-name="Heading_20_3" text:outline-level="3">Accounting:</text:h>
      <text:list text:style-name="L8">
        <text:list-item>
          <text:p text:style-name="P8">Invoice can be generated</text:p>
        </text:list-item>
        <text:list-item>
          <text:p text:style-name="P8">Journal entries posted</text:p>
        </text:list-item>
      </text:list>
      <text:p text:style-name="Horizontal_20_Line"/>
      <text:h text:style-name="Heading_20_2" text:outline-level="2"><text:soft-page-break/><text:s/>Practical Example</text:h>
      <text:p text:style-name="Text_20_body">Customer orders:<text:line-break/>10 Laptops</text:p>
      <text:p text:style-name="Text_20_body">Process:</text:p>
      <text:list text:style-name="L9">
        <text:list-item>
          <text:p text:style-name="P9">Create Quotation</text:p>
        </text:list-item>
        <text:list-item>
          <text:p text:style-name="P9">Confirm → Sales Order</text:p>
        </text:list-item>
        <text:list-item>
          <text:p text:style-name="P9">Delivery Order created automatically</text:p>
        </text:list-item>
        <text:list-item>
          <text:p text:style-name="P9">Validate delivery</text:p>
        </text:list-item>
        <text:list-item>
          <text:p text:style-name="P9">Create Invoice</text:p>
        </text:list-item>
        <text:list-item>
          <text:p text:style-name="P9">Register Payment</text:p>
        </text:list-item>
      </text:list>
      <text:p text:style-name="Horizontal_20_Line"/>
      <text:h text:style-name="Heading_20_2" text:outline-level="2">System Integration Logic</text:h>
      <text:p text:style-name="Text_20_body">Sales → triggers → Inventory (stock move)<text:line-break/>Sales → triggers → Accounting (revenue entry)</text:p>
      <text:p text:style-name="Horizontal_20_Line"/>
      <text:h text:style-name="Heading_20_1" text:outline-level="1">Difference Between Quotation &amp; Sales Order (Detailed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Quotation</text:p>
            </table:table-cell>
            <table:table-cell table:style-name="Table1.A1" office:value-type="string">
              <text:p text:style-name="Table_20_Heading">Sales Order</text:p>
            </table:table-cell>
          </table:table-row>
        </table:table-header-rows>
        <table:table-row>
          <table:table-cell table:style-name="Table1.A1" office:value-type="string">
            <text:p text:style-name="Table_20_Contents">Status</text:p>
          </table:table-cell>
          <table:table-cell table:style-name="Table1.A1" office:value-type="string">
            <text:p text:style-name="Table_20_Contents">Draft</text:p>
          </table:table-cell>
          <table:table-cell table:style-name="Table1.A1" office:value-type="string">
            <text:p text:style-name="Table_20_Contents">Confirmed</text:p>
          </table:table-cell>
        </table:table-row>
        <table:table-row>
          <table:table-cell table:style-name="Table1.A1" office:value-type="string">
            <text:p text:style-name="Table_20_Contents">Legal binding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Stock reservation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Invoice creation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</table:table-row>
      </table:table>
      <text:p text:style-name="Text_20_body">Quotation is negotiation stage.<text:line-break/>Sales Order is commitment stage.</text:p>
      <text:p text:style-name="Horizontal_20_Line"/>
      <text:h text:style-name="Heading_20_1" text:outline-level="1">Product Creation – Complete Functional Explanation</text:h>
      <text:p text:style-name="Text_20_body">Path:<text:line-break/>Sales / Inventory → Products → Create</text:p>
      <text:p text:style-name="Horizontal_20_Line"/>
      <text:h text:style-name="Heading_20_2" text:outline-level="2"><text:soft-page-break/>Important Fields Explained</text:h>
      <text:h text:style-name="Heading_20_3" text:outline-level="3">🔹 Product Type</text:h>
      <text:h text:style-name="Heading_20_3" text:outline-level="3">1. Storable</text:h>
      <text:list text:style-name="L10">
        <text:list-item>
          <text:p text:style-name="P10">Tracks stock</text:p>
        </text:list-item>
        <text:list-item>
          <text:p text:style-name="P10">Appears in Inventory</text:p>
        </text:list-item>
        <text:list-item>
          <text:p text:style-name="P10">Used for physical goods</text:p>
        </text:list-item>
      </text:list>
      <text:h text:style-name="Heading_20_3" text:outline-level="3">2. Consumable</text:h>
      <text:list text:style-name="L11">
        <text:list-item>
          <text:p text:style-name="P11">No stock tracking</text:p>
        </text:list-item>
        <text:list-item>
          <text:p text:style-name="P11">Used for small items</text:p>
        </text:list-item>
      </text:list>
      <text:h text:style-name="Heading_20_3" text:outline-level="3">3. Service</text:h>
      <text:list text:style-name="L12">
        <text:list-item>
          <text:p text:style-name="P12">No stock</text:p>
        </text:list-item>
        <text:list-item>
          <text:p text:style-name="P12">Used for consulting, installation</text:p>
        </text:list-item>
      </text:list>
      <text:p text:style-name="Horizontal_20_Line"/>
      <text:h text:style-name="Heading_20_3" text:outline-level="3">🔹 Sales Price</text:h>
      <text:p text:style-name="Text_20_body">Customer selling price.</text:p>
      <text:h text:style-name="Heading_20_3" text:outline-level="3">🔹 Cost Price</text:h>
      <text:p text:style-name="Text_20_body">Internal cost (used for margin calculation).</text:p>
      <text:p text:style-name="Text_20_body">Margin = Sales Price - Cost Price</text:p>
      <text:p text:style-name="Horizontal_20_Line"/>
      <text:h text:style-name="Heading_20_3" text:outline-level="3">🔹 Invoicing Policy</text:h>
      <text:p text:style-name="Text_20_body">Ordered Quantity<text:line-break/>Delivered Quantity</text:p>
      <text:p text:style-name="Text_20_body">If Delivered Quantity selected:<text:line-break/>Invoice only after delivery validation.</text:p>
      <text:p text:style-name="Horizontal_20_Line"/>
      <text:h text:style-name="Heading_20_1" text:outline-level="1"><text:s/>Product Variants – Detailed Explanation</text:h>
      <text:p text:style-name="Text_20_body">Used when product has multiple options.</text:p>
      <text:p text:style-name="Text_20_body">Example:<text:line-break/>T-Shirt:</text:p>
      <text:list text:style-name="L13">
        <text:list-item>
          <text:p text:style-name="P13">Size: S, M, L</text:p>
        </text:list-item>
        <text:list-item>
          <text:p text:style-name="P13"><text:soft-page-break/>Color: Red, Blue</text:p>
        </text:list-item>
      </text:list>
      <text:p text:style-name="Text_20_body">Each combination = Variant.</text:p>
      <text:p text:style-name="Horizontal_20_Line"/>
      <text:h text:style-name="Heading_20_2" text:outline-level="2">Attribute Configuration</text:h>
      <text:p text:style-name="Text_20_body">Path:<text:line-break/>Sales → Configuration → Attributes</text:p>
      <text:p text:style-name="Horizontal_20_Line"/>
      <text:h text:style-name="Heading_20_3" text:outline-level="3">🔹 Display Type</text:h>
      <text:p text:style-name="Text_20_body">How options appear:</text:p>
      <text:list text:style-name="L14">
        <text:list-item>
          <text:p text:style-name="P14">Radio</text:p>
        </text:list-item>
        <text:list-item>
          <text:p text:style-name="P14">Dropdown</text:p>
        </text:list-item>
        <text:list-item>
          <text:p text:style-name="P14">Color box</text:p>
        </text:list-item>
        <text:list-item>
          <text:p text:style-name="P14">Multi-checkbox</text:p>
        </text:list-item>
      </text:list>
      <text:p text:style-name="Horizontal_20_Line"/>
      <text:h text:style-name="Heading_20_3" text:outline-level="3">🔹 Variant Creation Mode</text:h>
      <text:p text:style-name="Text_20_body">Instantly:<text:line-break/>All combinations created immediately.</text:p>
      <text:p text:style-name="Text_20_body">Dynamically:<text:line-break/>Created when selected in Sales Order.</text:p>
      <text:p text:style-name="Text_20_body">Never:<text:line-break/>No variants created.</text:p>
      <text:p text:style-name="Horizontal_20_Line"/>
      <text:h text:style-name="Heading_20_3" text:outline-level="3">🔹 Extra Price</text:h>
      <text:p text:style-name="Text_20_body">Example:<text:line-break/>Base Price = $100<text:line-break/>XL = +$10<text:line-break/>Red = +$5</text:p>
      <text:p text:style-name="Text_20_body">Final Price = 115</text:p>
      <text:p text:style-name="Horizontal_20_Line"/>
      <text:h text:style-name="Heading_20_1" text:outline-level="1"><text:s/>Product Smart Buttons (Business Meaning)</text:h>
      <text:p text:style-name="Text_20_body">Inside Product form:</text:p>
      <text:h text:style-name="Heading_20_3" text:outline-level="3"><text:soft-page-break/>🔹 On Hand</text:h>
      <text:p text:style-name="Text_20_body">Current available stock.</text:p>
      <text:h text:style-name="Heading_20_3" text:outline-level="3">🔹 Forecasted</text:h>
      <text:p text:style-name="Text_20_body">Future availability.</text:p>
      <text:h text:style-name="Heading_20_3" text:outline-level="3">🔹 In / Out</text:h>
      <text:p text:style-name="Text_20_body">Incoming and outgoing stock.</text:p>
      <text:h text:style-name="Heading_20_3" text:outline-level="3">🔹 Sold</text:h>
      <text:p text:style-name="Text_20_body">Total quantity sold.</text:p>
      <text:p text:style-name="Text_20_body">Functional consultant uses these for:<text:line-break/>✔ Stock analysis<text:line-break/>✔ Sales performance<text:line-break/>✔ Reordering decisions</text:p>
      <text:p text:style-name="Horizontal_20_Line"/>
      <text:h text:style-name="Heading_20_1" text:outline-level="1"><text:s/>Contact Management (res.partner Detailed)</text:h>
      <text:p text:style-name="Text_20_body">All contacts stored in:<text:line-break/>Model: res.partner</text:p>
      <text:p text:style-name="Horizontal_20_Line"/>
      <text:h text:style-name="Heading_20_2" text:outline-level="2">Types of Contacts</text:h>
      <text:h text:style-name="Heading_20_3" text:outline-level="3">Individual</text:h>
      <text:p text:style-name="Text_20_body">Single person.</text:p>
      <text:h text:style-name="Heading_20_3" text:outline-level="3">Company</text:h>
      <text:p text:style-name="Text_20_body">Business entity.</text:p>
      <text:h text:style-name="Heading_20_3" text:outline-level="3">Child Contact</text:h>
      <text:p text:style-name="Text_20_body">Contact person under company.</text:p>
      <text:p text:style-name="Text_20_body">Example:<text:line-break/>ABC Pvt Ltd (Company)<text:line-break/>→ John Smith (Child Contact)</text:p>
      <text:p text:style-name="Horizontal_20_Line"/>
      <text:h text:style-name="Heading_20_2" text:outline-level="2">Smart Buttons in Contact</text:h>
      <text:list text:style-name="L15">
        <text:list-item>
          <text:p text:style-name="P15">Sales</text:p>
        </text:list-item>
        <text:list-item>
          <text:p text:style-name="P15"><text:soft-page-break/>Invoices</text:p>
        </text:list-item>
        <text:list-item>
          <text:p text:style-name="P15">Meetings</text:p>
        </text:list-item>
        <text:list-item>
          <text:p text:style-name="P15">Opportunities</text:p>
        </text:list-item>
        <text:list-item>
          <text:p text:style-name="P15">Purchase</text:p>
        </text:list-item>
      </text:list>
      <text:p text:style-name="Horizontal_20_Line"/>
      <text:h text:style-name="Heading_20_1" text:outline-level="1">Customer Rank &amp; Supplier Rank</text:h>
      <text:p text:style-name="Text_20_body">Automatically updated.</text:p>
      <text:p text:style-name="Text_20_body">If Sales Order confirmed:<text:line-break/>Customer Rank increases.</text:p>
      <text:p text:style-name="Text_20_body">If Purchase Order confirmed:<text:line-break/>Supplier Rank increases.</text:p>
      <text:p text:style-name="Text_20_body">Used internally to filter:<text:line-break/>Customers vs Vendors.</text:p>
      <text:p text:style-name="Horizontal_20_Line"/>
      <text:h text:style-name="Heading_20_1" text:outline-level="1">Inventory Dashboard &amp; Picking Types</text:h>
      <text:p text:style-name="Text_20_body">Path:<text:line-break/>Inventory → Dashboard</text:p>
      <text:p text:style-name="Text_20_body">Shows:</text:p>
      <text:list text:style-name="L16">
        <text:list-item>
          <text:p text:style-name="P16">Receipts (Incoming)</text:p>
        </text:list-item>
        <text:list-item>
          <text:p text:style-name="P16">Delivery Orders (Outgoing)</text:p>
        </text:list-item>
        <text:list-item>
          <text:p text:style-name="P16">Internal Transfers</text:p>
        </text:list-item>
      </text:list>
      <text:p text:style-name="Horizontal_20_Line"/>
      <text:h text:style-name="Heading_20_2" text:outline-level="2">Picking Types</text:h>
      <text:h text:style-name="Heading_20_3" text:outline-level="3">Incoming</text:h>
      <text:p text:style-name="Text_20_body">Vendor to warehouse.</text:p>
      <text:h text:style-name="Heading_20_3" text:outline-level="3">Outgoing</text:h>
      <text:p text:style-name="Text_20_body">Warehouse to customer.</text:p>
      <text:h text:style-name="Heading_20_3" text:outline-level="3">Internal</text:h>
      <text:p text:style-name="Text_20_body">Warehouse to warehouse.</text:p>
      <text:p text:style-name="Text_20_body">Each picking type controls:</text:p>
      <text:list text:style-name="L17">
        <text:list-item>
          <text:p text:style-name="P17"><text:soft-page-break/>Sequence</text:p>
        </text:list-item>
        <text:list-item>
          <text:p text:style-name="P17">Operation type</text:p>
        </text:list-item>
        <text:list-item>
          <text:p text:style-name="P17">Source &amp; destination locations</text:p>
        </text:list-item>
      </text:list>
      <text:h text:style-name="Heading_20_1" text:outline-level="1">Partial Delivery Scenario</text:h>
      <text:p text:style-name="Text_20_body">Example:<text:line-break/>Customer orders 10 chairs.<text:line-break/>Stock available = 6.</text:p>
      <text:p text:style-name="Text_20_body">System:</text:p>
      <text:list text:style-name="L18">
        <text:list-item>
          <text:p text:style-name="P18">Delivers 6</text:p>
        </text:list-item>
        <text:list-item>
          <text:p text:style-name="P18">Creates Backorder for 4</text:p>
        </text:list-item>
      </text:list>
      <text:p text:style-name="Text_20_body">If invoicing policy = Delivered Quantity:<text:line-break/>Invoice only 6.</text:p>
      <text:p text:style-name="Text_20_body">Remaining invoice created after second delivery.</text:p>
      <text:p text:style-name="Horizontal_20_Line"/>
      <text:h text:style-name="Heading_20_1" text:outline-level="1">Pricelists – Detailed Functional Explanation</text:h>
      <text:p text:style-name="Text_20_body">Used for:</text:p>
      <text:list text:style-name="L19">
        <text:list-item>
          <text:p text:style-name="P19">Customer-specific price</text:p>
        </text:list-item>
        <text:list-item>
          <text:p text:style-name="P19">Discounts</text:p>
        </text:list-item>
        <text:list-item>
          <text:p text:style-name="P19">Country pricing</text:p>
        </text:list-item>
        <text:list-item>
          <text:p text:style-name="P19">Bulk pricing</text:p>
        </text:list-item>
      </text:list>
      <text:p text:style-name="Horizontal_20_Line"/>
      <text:h text:style-name="Heading_20_2" text:outline-level="2">Configuration</text:h>
      <text:p text:style-name="Text_20_body">Sales → Products → Pricelists → Create</text:p>
      <text:p text:style-name="Text_20_body">Options:</text:p>
      <text:list text:style-name="L20">
        <text:list-item>
          <text:p text:style-name="P20">Percentage discount</text:p>
        </text:list-item>
        <text:list-item>
          <text:p text:style-name="P20">Fixed price</text:p>
        </text:list-item>
        <text:list-item>
          <text:p text:style-name="P20">Formula-based pricing</text:p>
        </text:list-item>
      </text:list>
      <text:p text:style-name="Text_20_body">Assign pricelist to:<text:line-break/>Customer → Sales &amp; Purchase tab.</text:p>
      <text:p text:style-name="Text_20_body">Automatically applied in Sales Order.</text:p>
      <text:p text:style-name="Horizontal_20_Line"/>
      <text:h text:style-name="Heading_20_1" text:outline-level="1"><text:soft-page-break/>Add Section &amp; Add Note (Business Impact)</text:h>
      <text:p text:style-name="Text_20_body">Inside Sales Order:</text:p>
      <text:h text:style-name="Heading_20_3" text:outline-level="3">Add Section</text:h>
      <text:p text:style-name="Text_20_body">Creates title line.<text:line-break/>Example:<text:line-break/>"Hardware Items"</text:p>
      <text:h text:style-name="Heading_20_3" text:outline-level="3">Add Note</text:h>
      <text:p text:style-name="Text_20_body">Adds text explanation.<text:line-break/>Example:<text:line-break/>"Warranty valid for 1 year."</text:p>
      <text:p text:style-name="Text_20_body">No impact on accounting.</text:p>
      <text:p text:style-name="Text_20_body">Used for:<text:line-break/>✔ Better document presentation<text:line-break/>✔ Proposal structuring</text:p>
      <text:p text:style-name="Horizontal_20_Line"/>
      <text:h text:style-name="Heading_20_1" text:outline-level="1">Managing On-Hand Quantity</text:h>
      <text:p text:style-name="Text_20_body">Used for:</text:p>
      <text:list text:style-name="L21">
        <text:list-item>
          <text:p text:style-name="P21">Opening stock</text:p>
        </text:list-item>
        <text:list-item>
          <text:p text:style-name="P21">Correction</text:p>
        </text:list-item>
        <text:list-item>
          <text:p text:style-name="P21">Physical count adjustment</text:p>
        </text:list-item>
      </text:list>
      <text:p text:style-name="Text_20_body">Path:<text:line-break/>Inventory → Products → Update Quantity</text:p>
      <text:p text:style-name="Text_20_body">Creates Inventory Adjustment record.</text:p>
      <text:p text:style-name="Horizontal_20_Line"/>
      <text:h text:style-name="Heading_20_1" text:outline-level="1">Down Payments</text:h>
      <text:p text:style-name="Text_20_body">Inside Sales Order:<text:line-break/>Create Invoice → Down Payment</text:p>
      <text:p text:style-name="Text_20_body">Options:</text:p>
      <text:list text:style-name="L22">
        <text:list-item>
          <text:p text:style-name="P22">Fixed Amount</text:p>
        </text:list-item>
        <text:list-item>
          <text:p text:style-name="P22">Percentage</text:p>
        </text:list-item>
      </text:list>
      <text:p text:style-name="Text_20_body">System:</text:p>
      <text:list text:style-name="L23">
        <text:list-item>
          <text:p text:style-name="P23"><text:soft-page-break/>Creates Down Payment product</text:p>
        </text:list-item>
        <text:list-item>
          <text:p text:style-name="P23">Posts advance invoice</text:p>
        </text:list-item>
      </text:list>
      <text:p text:style-name="Text_20_body">Later:<text:line-break/>Deducted from final invoice.</text:p>
      <text:p text:style-name="Horizontal_20_Line"/>
      <text:h text:style-name="Heading_20_1" text:outline-level="1">CRM Linking with Contacts</text:h>
      <text:p text:style-name="Text_20_body">When creating Lead:</text:p>
      <text:p text:style-name="Text_20_body">If contact exists → link.<text:line-break/>If not → created automatically.</text:p>
      <text:p text:style-name="Text_20_body">When converting:<text:line-break/>Opportunity linked to Sales Order.</text:p>
      <text:p text:style-name="Text_20_body">Full traceability maintained.</text:p>
      <text:p text:style-name="Horizontal_20_Line"/>
      <text:h text:style-name="Heading_20_1" text:outline-level="1">Complete Business Process Flow (Very Important)</text:h>
      <text:p text:style-name="Text_20_body">CRM<text:line-break/>↓<text:line-break/>Opportunity<text:line-break/>↓<text:line-break/>Quotation<text:line-break/>↓<text:line-break/>Sales Order<text:line-break/>↓<text:line-break/>Delivery (Inventory)<text:line-break/>↓<text:line-break/>Invoice (Accounting)<text:line-break/>↓<text:line-break/>Payment</text:p>
      <text:p text:style-name="Text_20_body">Everything connected through:</text:p>
      <text:list text:style-name="L24">
        <text:list-item>
          <text:p text:style-name="P24">Product configuration</text:p>
        </text:list-item>
        <text:list-item>
          <text:p text:style-name="P24">Contact management</text:p>
        </text:list-item>
        <text:list-item>
          <text:p text:style-name="P24">Pricelists</text:p>
        </text:list-item>
        <text:list-item>
          <text:p text:style-name="P24">Invoicing policy</text:p>
        </text:list-item>
      </text:list>
      <text:p text:style-name="Horizontal_20_Line"/>
      <text:h text:style-name="Heading_20_1" text:outline-level="1"><text:soft-page-break/>Functional Consultant Responsibilities</text:h>
      <text:p text:style-name="Text_20_body">→ Requirement gathering<text:line-break/>→ <text:s/>Business process mapping<text:line-break/>→ <text:s/>Product configuration<text:line-break/>→ <text:s/>Invoicing rule setup<text:line-break/>→ <text:s/>User training<text:line-break/>→ <text:s/>UAT testing<text:line-break/>→ <text:s/>Handling edge cases (partial delivery, down payment)<text:line-break/>→ Data migration planning</text:p>
      <text:p text:style-name="Horizontal_20_Line"/>
      <text:p text:style-name="Text_20_body">If you want next, I can prepare:</text:p>
      <text:list text:style-name="L25">
        <text:list-item>
          <text:p text:style-name="P25">Real business case study (Trading company example)</text:p>
        </text:list-item>
        <text:list-item>
          <text:p text:style-name="P25">Manufacturing scenario explanation</text:p>
        </text:list-item>
        <text:list-item>
          <text:p text:style-name="P25">UAT testing document</text:p>
        </text:list-item>
        <text:list-item>
          <text:p text:style-name="P25">Functional interview preparation (Q&amp;A)</text:p>
        </text:list-item>
        <text:list-item>
          <text:p text:style-name="P25">Practical exercises with answers</text:p>
        </text:list-item>
      </text:list>
      <text:p text:style-name="Text_20_body">Tell me what you want nex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23:01:09.739752009</meta:creation-date>
    <dc:date>2026-02-23T23:03:53.959892967</dc:date>
    <meta:editing-duration>PT2M47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1" meta:paragraph-count="228" meta:word-count="931" meta:character-count="5911" meta:non-whitespace-character-count="5264"/>
  </office:meta>
</office:document-meta>
</file>